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629" officeooo:paragraph-rsid="000056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74;335</text:p>
      <text:p text:style-name="P1">1487;334</text:p>
      <text:p text:style-name="P1">1700;334</text:p>
      <text:p text:style-name="P1">1913;333</text:p>
      <text:p text:style-name="P1">2125;334</text:p>
      <text:p text:style-name="P1">2338;335</text:p>
      <text:p text:style-name="P1">2551;335</text:p>
      <text:p text:style-name="P1">2764;334</text:p>
      <text:p text:style-name="P1">3005;-1</text:p>
      <text:p text:style-name="P1">3177;335</text:p>
      <text:p text:style-name="P1">3390;333</text:p>
      <text:p text:style-name="P1">3602;335</text:p>
      <text:p text:style-name="P1">3815;335</text:p>
      <text:p text:style-name="P1">4028;336</text:p>
      <text:p text:style-name="P1">4241;336</text:p>
      <text:p text:style-name="P1">4454;334</text:p>
      <text:p text:style-name="P1">4667;334</text:p>
      <text:p text:style-name="P1">4869;146</text:p>
      <text:p text:style-name="P1">5027;144</text:p>
      <text:p text:style-name="P1">5177;144</text:p>
      <text:p text:style-name="P1">5389;-1</text:p>
      <text:p text:style-name="P1">5541;6</text:p>
      <text:p text:style-name="P1">5658;5</text:p>
      <text:p text:style-name="P1">5776;5</text:p>
      <text:p text:style-name="P1">5893;5</text:p>
      <text:p text:style-name="P1">6009;5</text:p>
      <text:p text:style-name="P1">6126;5</text:p>
      <text:p text:style-name="P1">6244;5</text:p>
      <text:p text:style-name="P1">6361;5</text:p>
      <text:p text:style-name="P1">6477;5</text:p>
      <text:p text:style-name="P1">6594;5</text:p>
      <text:p text:style-name="P1">6711;4</text:p>
      <text:p text:style-name="P1">6829;4</text:p>
      <text:p text:style-name="P1">6945;5</text:p>
      <text:p text:style-name="P1">7062;5</text:p>
      <text:p text:style-name="P1">7179;5</text:p>
      <text:p text:style-name="P1">7296;5</text:p>
      <text:p text:style-name="P1">7412;5</text:p>
      <text:p text:style-name="P1">7530;5</text:p>
      <text:p text:style-name="P1">7647;5</text:p>
      <text:p text:style-name="P1">7763;5</text:p>
      <text:p text:style-name="P1">7881;5</text:p>
      <text:p text:style-name="P1">7998;4</text:p>
      <text:p text:style-name="P1">8115;4</text:p>
      <text:p text:style-name="P1">8231;4</text:p>
      <text:p text:style-name="P1">8348;5</text:p>
      <text:p text:style-name="P1">8466;4</text:p>
      <text:p text:style-name="P1">8583;5</text:p>
      <text:p text:style-name="P1">8699;5</text:p>
      <text:p text:style-name="P1">8816;5</text:p>
      <text:p text:style-name="P1">8933;9</text:p>
      <text:p text:style-name="P1">9052;165</text:p>
      <text:p text:style-name="P1"><text:soft-page-break/>9223;334</text:p>
      <text:p text:style-name="P1">9416;333</text:p>
      <text:p text:style-name="P1">9629;334</text:p>
      <text:p text:style-name="P1">9842;334</text:p>
      <text:p text:style-name="P1">10054;334</text:p>
      <text:p text:style-name="P1">10267;333</text:p>
      <text:p text:style-name="P1">10479;333</text:p>
      <text:p text:style-name="P1">10692;333</text:p>
      <text:p text:style-name="P1">10904;333</text:p>
      <text:p text:style-name="P1">11117;334</text:p>
      <text:p text:style-name="P1">11330;333</text:p>
      <text:p text:style-name="P1">11543;333</text:p>
      <text:p text:style-name="P1">11755;333</text:p>
      <text:p text:style-name="P1">11968;334</text:p>
      <text:p text:style-name="P1">12180;334</text:p>
      <text:p text:style-name="P1">12393;334</text:p>
      <text:p text:style-name="P1">12606;59</text:p>
      <text:p text:style-name="P1">12754;-1</text:p>
      <text:p text:style-name="P1">12958;58</text:p>
      <text:p text:style-name="P1">13103;332</text:p>
      <text:p text:style-name="P1">13333;333</text:p>
      <text:p text:style-name="P1">13515;333</text:p>
      <text:p text:style-name="P1">13746;-1</text:p>
      <text:p text:style-name="P1">13956;-1</text:p>
      <text:p text:style-name="P1">14110;332</text:p>
      <text:p text:style-name="P1">14275;-1</text:p>
      <text:p text:style-name="P1">14485;335</text:p>
      <text:p text:style-name="P1">14671;335</text:p>
      <text:p text:style-name="P1">14884;334</text:p>
      <text:p text:style-name="P1">15097;334</text:p>
      <text:p text:style-name="P1">15310;335</text:p>
      <text:p text:style-name="P1">15523;335</text:p>
      <text:p text:style-name="P1">15736;335</text:p>
      <text:p text:style-name="P1">15949;336</text:p>
      <text:p text:style-name="P1">16162;334</text:p>
      <text:p text:style-name="P1">16375;-1</text:p>
      <text:p text:style-name="P1">16595;20</text:p>
      <text:p text:style-name="P1">16733;-1</text:p>
      <text:p text:style-name="P1">16934;23</text:p>
      <text:p text:style-name="P1">17073;-1</text:p>
      <text:p text:style-name="P1">17283;-1</text:p>
      <text:p text:style-name="P1">17484;335</text:p>
      <text:p text:style-name="P1">17667;337</text:p>
      <text:p text:style-name="P1">17880;334</text:p>
      <text:p text:style-name="P1">18093;334</text:p>
      <text:p text:style-name="P1">18306;334</text:p>
      <text:p text:style-name="P1">18519;334</text:p>
      <text:p text:style-name="P1">18732;334</text:p>
      <text:p text:style-name="P1">18945;334</text:p>
      <text:p text:style-name="P1">19156;334</text:p>
      <text:p text:style-name="P1">19369;334</text:p>
      <text:p text:style-name="P1">19582;333</text:p>
      <text:p text:style-name="P1"><text:soft-page-break/>19794;332</text:p>
      <text:p text:style-name="P1">19969;111</text:p>
      <text:p text:style-name="P1">20129;112</text:p>
      <text:p text:style-name="P1">20278;109</text:p>
      <text:p text:style-name="P1">20425;109</text:p>
      <text:p text:style-name="P1">20573;113</text:p>
      <text:p text:style-name="P1">20721;112</text:p>
      <text:p text:style-name="P1">20870;110</text:p>
      <text:p text:style-name="P1">21030;119</text:p>
      <text:p text:style-name="P1">21178;121</text:p>
      <text:p text:style-name="P1">21328;333</text:p>
      <text:p text:style-name="P1">21504;333</text:p>
      <text:p text:style-name="P1">21677;334</text:p>
      <text:p text:style-name="P1">21875;334</text:p>
      <text:p text:style-name="P1">22088;334</text:p>
      <text:p text:style-name="P1">22301;334</text:p>
      <text:p text:style-name="P1">22513;334</text:p>
      <text:p text:style-name="P1">22726;333</text:p>
      <text:p text:style-name="P1">22939;333</text:p>
      <text:p text:style-name="P1">23151;333</text:p>
      <text:p text:style-name="P1">23364;334</text:p>
      <text:p text:style-name="P1">23576;333</text:p>
      <text:p text:style-name="P1">23789;333</text:p>
      <text:p text:style-name="P1">23987;334</text:p>
      <text:p text:style-name="P1">24184;333</text:p>
      <text:p text:style-name="P1">24426;-1</text:p>
      <text:p text:style-name="P1">24583;96</text:p>
      <text:p text:style-name="P1">24726;99</text:p>
      <text:p text:style-name="P1">24870;102</text:p>
      <text:p text:style-name="P1">25016;-1</text:p>
      <text:p text:style-name="P1">25225;160</text:p>
      <text:p text:style-name="P1">25388;160</text:p>
      <text:p text:style-name="P1">25598;-1</text:p>
      <text:p text:style-name="P1">25808;-1</text:p>
      <text:p text:style-name="P1">25979;-1</text:p>
      <text:p text:style-name="P1">26189;-1</text:p>
      <text:p text:style-name="P1">26399;-1</text:p>
      <text:p text:style-name="P1">26609;-1</text:p>
      <text:p text:style-name="P1">26819;-1</text:p>
      <text:p text:style-name="P1">27029;-1</text:p>
      <text:p text:style-name="P1">27190;-1</text:p>
      <text:p text:style-name="P1">27400;333</text:p>
      <text:p text:style-name="P1">27602;333</text:p>
      <text:p text:style-name="P1">27814;333</text:p>
      <text:p text:style-name="P1">28027;333</text:p>
      <text:p text:style-name="P1">28239;333</text:p>
      <text:p text:style-name="P1">28452;333</text:p>
      <text:p text:style-name="P1">28664;333</text:p>
      <text:p text:style-name="P1">28877;334</text:p>
      <text:p text:style-name="P1">29090;333</text:p>
      <text:p text:style-name="P1">29302;333</text:p>
      <text:p text:style-name="P1">29515;334</text:p>
      <text:p text:style-name="P1"><text:soft-page-break/>29728;334</text:p>
      <text:p text:style-name="P1">29927;334</text:p>
      <text:p text:style-name="P1">30139;-1</text:p>
      <text:p text:style-name="P1">30349;333</text:p>
      <text:p text:style-name="P1">30535;-1</text:p>
      <text:p text:style-name="P1">30755;36</text:p>
      <text:p text:style-name="P1">30951;-1</text:p>
      <text:p text:style-name="P1">31112;332</text:p>
      <text:p text:style-name="P1">31309;332</text:p>
      <text:p text:style-name="P1">31560;-1</text:p>
      <text:p text:style-name="P1">31721;333</text:p>
      <text:p text:style-name="P1">31933;333</text:p>
      <text:p text:style-name="P1">32146;333</text:p>
      <text:p text:style-name="P1">32358;333</text:p>
      <text:p text:style-name="P1">32571;333</text:p>
      <text:p text:style-name="P1">32784;333</text:p>
      <text:p text:style-name="P1">32996;333</text:p>
      <text:p text:style-name="P1">33209;334</text:p>
      <text:p text:style-name="P1">33421;333</text:p>
      <text:p text:style-name="P1">33634;333</text:p>
      <text:p text:style-name="P1">33846;333</text:p>
      <text:p text:style-name="P1">34059;333</text:p>
      <text:p text:style-name="P1">34271;333</text:p>
      <text:p text:style-name="P1">34484;334</text:p>
      <text:p text:style-name="P1">34697;333</text:p>
      <text:p text:style-name="P1">34909;333</text:p>
      <text:p text:style-name="P1">35122;333</text:p>
      <text:p text:style-name="P1">35334;332</text:p>
      <text:p text:style-name="P1">35547;333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30:22.330539488</meta:creation-date>
    <dc:date>2018-06-22T20:30:52.959572125</dc:date>
    <meta:editing-duration>PT31S</meta:editing-duration>
    <meta:editing-cycles>1</meta:editing-cycles>
    <meta:document-statistic meta:table-count="0" meta:image-count="0" meta:object-count="0" meta:page-count="4" meta:paragraph-count="185" meta:word-count="185" meta:character-count="1518" meta:non-whitespace-character-count="1517"/>
    <meta:generator>LibreOffice/5.1.6.2$Linux_X86_64 LibreOffice_project/10m0$Build-2</meta:generator>
  </office:meta>
</office:document-meta>
</file>